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Contents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2pt" officeooo:paragraph-rsid="0012b207" style:font-size-asian="12pt" style:font-size-complex="12pt"/>
    </style:style>
    <style:style style:name="P2" style:family="paragraph" style:parent-style-name="List_20_Contents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2pt" fo:language="zxx" fo:country="none" officeooo:paragraph-rsid="00128e0a" style:font-size-asian="12pt" style:language-asian="zxx" style:country-asian="none" style:font-size-complex="12pt" style:language-complex="zxx" style:country-complex="none"/>
    </style:style>
    <style:style style:name="P3" style:family="paragraph" style:parent-style-name="List_20_Contents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2pt" fo:language="zxx" fo:country="none" officeooo:paragraph-rsid="0012b207" style:font-size-asian="12pt" style:language-asian="zxx" style:country-asian="none" style:font-size-complex="12pt" style:language-complex="zxx" style:country-complex="none"/>
    </style:style>
    <style:style style:name="P4" style:family="paragraph" style:parent-style-name="List_20_Contents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2pt" fo:language="zxx" fo:country="none" fo:font-style="normal" style:text-underline-style="none" fo:font-weight="bold" officeooo:rsid="00ca5d06" officeooo:paragraph-rsid="00128e0a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5" style:family="paragraph" style:parent-style-name="List_20_Heading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2pt" officeooo:paragraph-rsid="0012b207" style:font-size-asian="12pt" style:font-size-complex="12pt"/>
    </style:style>
    <style:style style:name="P6" style:family="paragraph" style:parent-style-name="List_20_Heading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2pt" fo:language="zxx" fo:country="none" officeooo:paragraph-rsid="00128e0a" style:font-size-asian="12pt" style:language-asian="zxx" style:country-asian="none" style:font-size-complex="12pt" style:language-complex="zxx" style:country-complex="none"/>
    </style:style>
    <style:style style:name="P7" style:family="paragraph" style:parent-style-name="List_20_Heading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2pt" fo:language="zxx" fo:country="none" fo:font-style="normal" style:text-underline-style="none" fo:font-weight="bold" officeooo:rsid="00ca5d06" officeooo:paragraph-rsid="00128e0a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128e0a" style:font-size-asian="10pt" style:font-size-complex="10p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2pt" fo:language="zxx" fo:country="none" officeooo:paragraph-rsid="00128e0a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text-properties style:font-name="Liberation Mono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b9b9b" style:font-weight-asian="bold" style:font-weight-complex="bold"/>
    </style:style>
    <style:style style:name="T3" style:family="text">
      <style:text-properties fo:font-weight="bold" officeooo:rsid="00e253bc" style:font-weight-asian="bold" style:font-weight-complex="bold"/>
    </style:style>
    <style:style style:name="T4" style:family="text">
      <style:text-properties officeooo:rsid="00db9b9b"/>
    </style:style>
    <style:style style:name="T5" style:family="text">
      <style:text-properties fo:color="#000000" fo:font-style="normal" style:text-underline-style="none" fo:font-weight="bold" officeooo:rsid="00ca5d06" style:font-style-asian="normal" style:font-weight-asian="bold" style:font-style-complex="normal" style:font-weight-complex="bold"/>
    </style:style>
    <style:style style:name="T6" style:family="text">
      <style:text-properties fo:color="#000000" fo:font-style="normal" style:text-underline-style="none" fo:font-weight="bold" officeooo:rsid="00db3799" style:font-style-asian="normal" style:font-weight-asian="bold" style:font-style-complex="normal" style:font-weight-complex="bold"/>
    </style:style>
    <style:style style:name="T7" style:family="text">
      <style:text-properties fo:color="#000000" fo:font-style="normal" style:text-underline-style="none" fo:font-weight="normal" officeooo:rsid="00ca5d06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style:text-underline-style="none" fo:font-weight="normal" officeooo:rsid="00db3799" style:font-style-asian="normal" style:font-weight-asian="normal" style:font-style-complex="normal" style:font-weight-complex="normal"/>
    </style:style>
    <style:style style:name="T9" style:family="text">
      <style:text-properties fo:color="#000000" style:font-name="Liberation Mono" fo:font-size="12pt" fo:language="zxx" fo:country="none" fo:font-style="normal" style:text-underline-style="none" fo:font-weight="bold" officeooo:rsid="00ca5d06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" style:family="text">
      <style:text-properties fo:color="#000000" style:font-name="Liberation Mono" fo:font-size="12pt" fo:language="zxx" fo:country="none" fo:font-style="italic" style:text-underline-style="none" fo:font-weight="bold" officeooo:rsid="00ca5d06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1" style:family="text">
      <style:text-properties fo:color="#000000" style:font-name="Liberation Mono" fo:language="zxx" fo:country="none" fo:font-style="normal" style:text-underline-style="none" fo:font-weight="bold" officeooo:rsid="00ca5d0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2" style:family="text">
      <style:text-properties fo:color="#000000" style:font-name="Liberation Mono" fo:language="zxx" fo:country="none" fo:font-style="italic" style:text-underline-style="none" fo:font-weight="bold" officeooo:rsid="00ca5d0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3" style:family="text">
      <style:text-properties fo:color="#000000" fo:font-size="12pt" fo:language="zxx" fo:country="none" fo:font-style="normal" style:text-underline-style="none" fo:font-weight="bold" officeooo:rsid="00ca5d06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4" style:family="text">
      <style:text-properties fo:color="#000000" fo:font-size="12pt" fo:language="zxx" fo:country="none" fo:font-style="normal" style:text-underline-style="none" fo:font-weight="normal" officeooo:rsid="00ca5d0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" style:family="text">
      <style:text-properties fo:color="#000000" fo:font-size="12pt" fo:language="zxx" fo:country="none" fo:font-style="italic" style:text-underline-style="none" fo:font-weight="bold" officeooo:rsid="00ca5d06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6" style:family="text">
      <style:text-properties fo:color="#000000" fo:font-size="12pt" fo:language="zxx" fo:country="none" fo:font-style="italic" style:text-underline-style="none" fo:font-weight="normal" officeooo:rsid="00ca5d0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7" style:family="text">
      <style:text-properties officeooo:rsid="00db3799"/>
    </style:style>
    <style:style style:name="T18" style:family="text">
      <style:text-properties style:font-name="Liberation Mono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font-name="Liberation Mono" fo:language="zxx" fo:country="none" style:language-asian="zxx" style:country-asian="none" style:language-complex="zxx" style:country-complex="none"/>
    </style:style>
    <style:style style:name="T20" style:family="text">
      <style:text-properties officeooo:rsid="00e253bc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3">Programowanie obiektowe </text:span><text:span text:style-name="T14">(</text:span><text:span text:style-name="T23">ang.</text:span><text:span text:style-name="T14"> </text:span><text:span text:style-name="T16">object-oriented programming</text:span><text:span text:style-name="T14">, OOP) – </text:span><text:span text:style-name="T23">paradygmat programowania</text:span><text:span text:style-name="T14">, w którym programy definiuje się za pomocą </text:span><text:span text:style-name="T23">obiektów</text:span><text:span text:style-name="T14"> – elementów łączących </text:span><text:span text:style-name="T16">stan</text:span><text:span text:style-name="T14"> (czyli </text:span><text:span text:style-name="T23">dane</text:span><text:span text:style-name="T14">, nazywane najczęściej </text:span><text:span text:style-name="T23">polami</text:span><text:span text:style-name="T14">) i </text:span><text:span text:style-name="T16">zachowanie</text:span><text:span text:style-name="T14"> (czyli procedury, tu: </text:span><text:span text:style-name="T23">metody</text:span><text:span text:style-name="T14">). Obiektowy program komputerowy wyrażony jest jako zbiór takich obiektów, komunikujących się pomiędzy sobą w celu wykonywania zadań. </text:span></text:p>
      <text:p text:style-name="P10"/>
      <text:p text:style-name="Text_20_body"><text:span text:style-name="T18">Podejście to różni się od tradycyjnego programowania proceduralnego, gdzie dane i procedury nie są ze sobą bezpośrednio związane. Programowanie obiektowe ma ułatwić pisanie, konserwację i wielokrotne użycie programów lub ich fragmentów. </text:span></text:p>
      <text:p text:style-name="P10"/>
      <text:p text:style-name="P10">Największym atutem programowania, projektowania oraz analizy obiektowej jest zgodność takiego podejścia z rzeczywistością – mózg ludzki jest w naturalny sposób najlepiej przystosowany do takiego podejścia przy przetwarzaniu informacji. </text:p>
      <text:p text:style-name="P4"/>
      <text:p text:style-name="P7"/>
      <text:p text:style-name="P6"><text:span text:style-name="T5">object-oriented programming</text:span><text:span text:style-name="T7"> - </text:span><text:span text:style-name="T17">a</text:span> powerful style of programming in which data and the operations that manipulate it are organized into objects.</text:p>
      <text:p text:style-name="P9"/>
      <text:p text:style-name="P6"><text:span text:style-name="T6">o</text:span><text:span text:style-name="T5">bject</text:span><text:span text:style-name="T7"> - </text:span><text:span text:style-name="T8">a</text:span> compound data type that is often used to model a thing or concept in the real world. It bundles together the data and the operations that are relevant for that kind of data. Instance and object are used interchangeably.</text:p>
      <text:p text:style-name="P2"/>
      <text:p text:style-name="P6"><text:span text:style-name="T2">c</text:span><text:span text:style-name="T1">lass</text:span> - <text:span text:style-name="T4">a</text:span> user-defined compound type. A class can also be thought of as a template for the objects that are instances of it. </text:p>
      <text:p text:style-name="P2"/>
      <text:p text:style-name="P5"><text:span text:style-name="T3">p</text:span><text:span text:style-name="T1">olymorphic</text:span> - <text:span text:style-name="T20">a</text:span> function that can operate on more than one type. Notice the subtle distinction: <text:span text:style-name="T1">overloading</text:span> has different functions (all with the same name) for different types, whereas a polymorphic function is a single function that can work for a range of types.</text:p>
      <text:p text:style-name="P1"/>
      <text:p text:style-name="P3">To determine whether a function can be applied to a new type, we apply Python’s fundamental rule of <text:span text:style-name="T1">polymorphism</text:span>, called the <text:span text:style-name="Strong_20_Emphasis">duck typing rule</text:span>: <text:span text:style-name="Emphasis">If all of the operations inside the function can be applied to the type, the function can be applied to the typ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28T18:30:57.999812916</dc:date>
    <meta:editing-duration>PT57M7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8" meta:word-count="282" meta:character-count="1877" meta:non-whitespace-character-count="1596"/>
  </office:meta>
</office:document-meta>
</file>